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748" officeooo:paragraph-rsid="00191748"/>
    </style:style>
    <style:style style:name="T1" style:family="text">
      <style:text-properties officeooo:rsid="0019d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E RECOGNITION:</text:p>
      <text:p text:style-name="P1"><text:s/></text:p>
      <text:p text:style-name="P1">1) In Face recognition we need to detect a face with its name.</text:p>
      <text:p text:style-name="P1"/>
      <text:p text:style-name="P1">2) training our own model <text:s/>involves two steps:</text:p>
      <text:p text:style-name="P1"><text:s text:c="6"/>i) Recognising face with the help of face recognition library.</text:p>
      <text:p text:style-name="P1"><text:s text:c="6"/>ii)The data recognised by face recognition library is given to knn classifier <text:span text:style-name="T1">for training with <text:s text:c="4"/>label</text:span></text:p>
      <text:p text:style-name="P1"/>
      <text:p text:style-name="P1">3) <text:span text:style-name="T1">So for training we need images and its label. So for this images of particular category should be in one folder and name of folder should be its label <text:s/>name.so the code takes the name of folder as label name for particular images in that folder. Same will be repeated for all image folder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0:28:52.158843437</meta:creation-date>
    <dc:date>2020-05-09T10:43:07.116249161</dc:date>
    <meta:editing-duration>PT4M4S</meta:editing-duration>
    <meta:editing-cycles>1</meta:editing-cycles>
    <meta:document-statistic meta:table-count="0" meta:image-count="0" meta:object-count="0" meta:page-count="1" meta:paragraph-count="7" meta:word-count="104" meta:character-count="598" meta:non-whitespace-character-count="481"/>
    <meta:generator>LibreOffice/6.0.7.3$Linux_X86_64 LibreOffice_project/00m0$Build-3</meta:generator>
  </office:meta>
</office:document-meta>
</file>